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90E1B2D908C9A114B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solid" draw:fill-color="#ffffff" draw:opacity="50%" draw:opacity-name="" fo:min-height="12.15cm"/>
    </style:style>
    <style:style style:name="P1" style:family="paragraph">
      <style:paragraph-properties fo:text-align="center"/>
      <style:text-properties fo:color="#000000" style:font-name="Chilanka" fo:font-size="26pt" style:font-size-asian="26pt" style:font-size-complex="26pt"/>
    </style:style>
    <style:style style:name="P2" style:family="paragraph">
      <loext:graphic-properties draw:fill="solid" draw:fill-color="#ffffff" draw:opacity="50%"/>
      <style:paragraph-properties fo:text-align="center"/>
      <style:text-properties fo:color="#000000" style:font-name="Chilanka" fo:font-size="26pt" style:font-size-asian="26pt" style:font-size-complex="26pt"/>
    </style:style>
    <style:style style:name="T1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8.6cm" svg:height="12.4cm" svg:x="6.2cm" svg:y="4.7cm">
          <draw:text-box>
            <text:p text:style-name="P1"><text:span text:style-name="T1">Andy se muda a un nuevo barrio y todos los juguetes se encuentran corriendo por la habitación presos del pánico.</text:span></text:p>
            <text:p text:style-name="P1"><text:span text:style-name="T1">Tu deber es cogerlos a todos y meterlos en la caja que Andy se llevará con él a su nuevo hogar.</text:span></text:p>
            <text:p text:style-name="P1"><text:span text:style-name="T1">Date prisa, solo tienes 90 segundos para conseguir tu objetivo.</text:span></text:p>
            <text:p text:style-name="P1"><text:span text:style-name="T1">Cuando estés listo pulsa el botón “COMENZAR”</text:span></text:p>
            <text:p text:style-name="P1"><text:span text:style-name="T1">SUER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9400000190E1B2D908C9A114B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7:18:44.949162152</meta:creation-date>
    <dc:date>2018-11-07T17:29:12.254894921</dc:date>
    <meta:editing-duration>PT17S</meta:editing-duration>
    <meta:editing-cycles>1</meta:editing-cycles>
    <meta:document-statistic meta:object-count="1"/>
    <meta:generator>LibreOffice/6.0.6.2$Linux_X86_64 LibreOffice_project/00m0$Build-2</meta:generator>
  </office:meta>
</office:document-meta>
</file>